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13.654cm"/>
    </style:style>
    <style:style style:name="co2" style:family="table-column">
      <style:table-column-properties fo:break-before="auto" style:column-width="6.181cm"/>
    </style:style>
    <style:style style:name="co3" style:family="table-column">
      <style:table-column-properties fo:break-before="auto" style:column-width="5.517cm"/>
    </style:style>
    <style:style style:name="co4" style:family="table-column">
      <style:table-column-properties fo:break-before="auto" style:column-width="2.258cm"/>
    </style:style>
    <style:style style:name="ro1" style:family="table-row">
      <style:table-row-properties style:row-height="2.461cm" fo:break-before="auto" style:use-optimal-row-height="true"/>
    </style:style>
    <style:style style:name="ro2" style:family="table-row">
      <style:table-row-properties style:row-height="14.196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1.646cm" fo:break-before="auto" style:use-optimal-row-height="true"/>
    </style:style>
    <style:style style:name="ro6" style:family="table-row">
      <style:table-row-properties style:row-height="3.676cm" fo:break-before="auto" style:use-optimal-row-height="true"/>
    </style:style>
    <style:style style:name="ro7" style:family="table-row">
      <style:table-row-properties style:row-height="2.053cm" fo:break-before="auto" style:use-optimal-row-height="true"/>
    </style:style>
    <style:style style:name="ro8" style:family="table-row">
      <style:table-row-properties style:row-height="5.295cm" fo:break-before="auto" style:use-optimal-row-height="true"/>
    </style:style>
    <style:style style:name="ro9" style:family="table-row">
      <style:table-row-properties style:row-height="4.484cm" fo:break-before="auto" style:use-optimal-row-height="true"/>
    </style:style>
    <style:style style:name="ro10" style:family="table-row">
      <style:table-row-properties style:row-height="6.523cm" fo:break-before="auto" style:use-optimal-row-height="true"/>
    </style:style>
    <style:style style:name="ro11" style:family="table-row">
      <style:table-row-properties style:row-height="2.868cm" fo:break-before="auto" style:use-optimal-row-height="true"/>
    </style:style>
    <style:style style:name="ro12" style:family="table-row">
      <style:table-row-properties style:row-height="7.313cm" fo:break-before="auto" style:use-optimal-row-height="true"/>
    </style:style>
    <style:style style:name="ro13" style:family="table-row">
      <style:table-row-properties style:row-height="4.888cm" fo:break-before="auto" style:use-optimal-row-height="true"/>
    </style:style>
    <style:style style:name="ro14" style:family="table-row">
      <style:table-row-properties style:row-height="15.279cm" fo:break-before="auto" style:use-optimal-row-height="true"/>
    </style:style>
    <style:style style:name="ro15" style:family="table-row">
      <style:table-row-properties style:row-height="9.74cm" fo:break-before="auto" style:use-optimal-row-height="true"/>
    </style:style>
    <style:style style:name="ro1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000000"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0000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000000" fo:wrap-option="wrap"/>
      <style:text-properties fo:color="#000000"/>
    </style:style>
    <style:style style:name="ce11" style:family="table-cell" style:parent-style-name="Default">
      <style:table-cell-properties fo:background-color="#000000" fo:wrap-option="wrap"/>
    </style:style>
    <style:style style:name="ce12" style:family="table-cell" style:parent-style-name="Default">
      <style:table-cell-properties fo:wrap-option="wrap"/>
    </style:style>
    <style:style style:name="ce13" style:family="table-cell" style:parent-style-name="Default">
      <style:table-cell-properties fo:background-color="transparent" fo:wrap-option="wrap"/>
    </style:style>
    <style:style style:name="ce10" style:family="table-cell" style:parent-style-name="Default">
      <style:table-cell-properties fo:background-color="transparent" fo:wrap-option="wrap"/>
      <style:text-properties fo:color="#000000"/>
    </style:style>
    <style:style style:name="ce14" style:family="table-cell" style:parent-style-name="Default">
      <style:table-cell-properties fo:background-color="#000000" fo:wrap-option="wrap"/>
      <style:text-properties style:text-outline="false" style:text-line-through-style="none" style:text-line-through-type="none" fo:text-shadow="none" style:text-underline-style="none" fo:font-weight="normal" style:text-underline-mode="continuous" style:text-overline-mode="continuous" style:text-line-through-mode="continuous" style:font-style-asian="normal" style:font-weight-asian="normal" style:font-weight-complex="normal" style:text-emphasize="none" style:font-relief="none" style:text-overline-style="none" style:text-overline-color="font-color"/>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Source Han Sans CN" style:font-name-complex="Droid Sans Devanagari"/>
    </style:style>
    <style:style style:name="T3" style:family="text">
      <style:text-properties style:use-window-font-color="true" fo:font-size="12pt" fo:font-style="normal" style:letter-kerning="true" fo:language="en" fo:country="GB" style:language-asian="zh" style:country-asian="CN" style:language-complex="hi" style:country-complex="IN" style:font-name-complex="Droid Sans Devanagari1" style:font-size-asian="12pt" style:font-size-complex="12pt" style:font-style-complex="normal"/>
    </style:style>
    <style:style style:name="T4" style:family="text">
      <style:text-properties style:use-window-font-color="true" fo:font-size="12pt" style:letter-kerning="true" fo:language="en" fo:country="GB" style:language-asian="zh" style:country-asian="CN" style:language-complex="hi" style:country-complex="IN" style:font-name-complex="Droid Sans Devanagari1" style:font-size-asian="12pt" style:font-size-complex="12pt"/>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3" table:default-cell-style-name="ce12"/>
        <table:table-row table:style-name="ro1">
          <table:table-cell table:style-name="ce3" office:value-type="string" calcext:value-type="string">
            <text:p>el carácter plenamente contingente de la subordinación del trabajo manual o "mecánico", a lo que Bello llamaba &lt;término&gt;.</text:p>
          </table:table-cell>
          <table:table-cell table:style-name="ce9" office:value-type="string" calcext:value-type="string">
            <text:p>belloMemoriaCorrespondienteCurso</text:p>
          </table:table-cell>
          <table:table-cell table:style-name="ce3" office:value-type="string" calcext:value-type="string">
            <text:p><text:span text:style-name="T1">el carácter plenamente contingente de la subordinación del trabajo manual o "mecánico", a lo que ;;</text:span><text:span text:style-name="T2">belloMemoriaCorrespondienteCurso</text:span> llamaba “cultivo intelectual” [43].</text:p>
          </table:table-cell>
        </table:table-row>
        <table:table-row table:style-name="ro2">
          <table:table-cell table:style-name="ce3" office:value-type="string" calcext:value-type="string">
            <text:p>De hecho, al revisar el periódico que se imprimía en la Imprenta del Instituto Literario de Concepción el mismo año que ésta publicó *Luces* (1834), puede detectarse con precisión cómo el horizonte pedagógico era el que más acercaba los intereses de Rodríguez a los de quienes tenían los medios de imprimir [nota: en el número &lt;&gt; pasa &lt;tal cosa&gt; &lt;la otra clave es para qué se "pule" a los "brutos"&gt;&lt;common ground&gt;&lt;meter cómo juega con el contrapunto instruir/educar&gt;] &lt;remate con el término de Grosfoguel&gt;</text:p>
          </table:table-cell>
          <table:table-cell table:style-name="ce9" office:value-type="string" calcext:value-type="string">
            <text:p>bocheEscuelaFilantropica1834, AvisosOficiales1834</text:p>
          </table:table-cell>
          <table:table-cell table:style-name="ce3" office:value-type="string" calcext:value-type="string">
            <text:p>Algunos de los números del Faro del Bío-Bío lo prueban. El periódico que se imprimía en la Imprenta del Instituto Literario de Concepción el mismo año que ésta publicó *Luces* (1834) permite detectar con precisión por qué la “enseñanza” fue el intereses que Rodríguez pudo encontrar en común con los de quienes tenían los medios de imprimir: en un número de marzo la sección de "Avisos oficiales" anunciaba que "el curso de partida doble que se anunció en el nún. 19 de este periódico, no ha podido abrirse todavía por falta de alumnos", y conminaba a los "padres de familia" a que "se apresuren á mandarlos á este instituto". Y en el número de junio, el redactor Louis Boche citaba –mal-- la exclamación con que Rodríguez había cerrado *Luces* en 1834. "Enseñad! Enseñad! Enseñad! ha dicho nuevamente un <text:s/>publicista, filósofo americano", iniciaba el segundo párrafo del editorial, que anunciaba la creación de "[u]na escuela gratuita para niñas pobres". Aunque reescrito en la más conservadora persona del "vosotros", Boche se refería el remate de Rodríguez, que en 1840 reimprimió como un "cuadro".</text:p>
          </table:table-cell>
        </table:table-row>
        <table:table-row table:style-name="ro3">
          <table:table-cell table:style-name="ce3" office:value-type="string" calcext:value-type="string">
            <text:p>Lo que reclama Rodríguez es la posibilidad del "juicio propio", que como indica ;;Chartier1 &lt;cita: "es la síntesis del proyecto ilustrado"&gt;</text:p>
          </table:table-cell>
          <table:table-cell table:style-name="ce9" office:value-type="string" calcext:value-type="string">
            <text:p>Chartier</text:p>
          </table:table-cell>
          <table:table-cell table:style-name="ce10"/>
        </table:table-row>
        <table:table-row table:style-name="ro4">
          <table:table-cell table:style-name="ce3" office:value-type="string" calcext:value-type="string">
            <text:p>Rodríguez, en cambio, tenía muy presente lo que Roger Chartier y sus discípulos han argumentado extensamente en las últimas décadas: que "&lt;reading is allways (...) habits&gt;" [;;ChartierOrder pp]. Por eso su dialegmática estaba tan atenta a "&lt;identify (...) reading"&gt;.</text:p>
          </table:table-cell>
          <table:table-cell table:style-name="ce9" office:value-type="string" calcext:value-type="string">
            <text:p>Chartier</text:p>
          </table:table-cell>
          <table:table-cell table:style-name="ce10"/>
        </table:table-row>
        <table:table-row table:style-name="ro5">
          <table:table-cell table:style-name="ce3" office:value-type="string" calcext:value-type="string">
            <text:p>Pero, además, las investigaciones de Chartier comprueban que &lt;en todos los materiales reproducidos mecánicamente desde el siglo &lt;cuál&gt; Chartier rastrea una tensión dialéctica entre la voluntad homogenizadora del Estado y la Iglesia, y la distinción resistente que las masas oponían&gt;. </text:p>
          </table:table-cell>
          <table:table-cell table:style-name="ce9" office:value-type="string" calcext:value-type="string">
            <text:p>Chartier</text:p>
          </table:table-cell>
          <table:table-cell table:style-name="ce10"/>
        </table:table-row>
        <table:table-row table:style-name="ro4">
          <table:table-cell table:style-name="ce3" office:value-type="string" calcext:value-type="string">
            <text:p>Enseñen</text:p>
          </table:table-cell>
          <table:table-cell table:style-name="ce9" office:value-type="string" calcext:value-type="string">
            <text:p>Ctrl R</text:p>
          </table:table-cell>
          <table:table-cell table:style-name="ce3" office:value-type="string" calcext:value-type="string">
            <text:p>![](<text:a xlink:href="../../../../../Pictures/Screenshots/Screenshot%20from%202023-06-09%2003-19-30.png" xlink:type="simple">file:///home/febres/Pictures/Screenshots/Screenshot%20from%202023-06-09%2003-19-30.png</text:a>)</text:p>
          </table:table-cell>
        </table:table-row>
        <table:table-row table:style-name="ro6">
          <table:table-cell table:style-name="ce3" office:value-type="string" calcext:value-type="string">
            <text:p>l pregón no es un discurso reproducido por máquinas como el cartel y la gaceta, pero, como lo entiende ;;Rodríguez1842, la "monotonía" de la reproducción mecánica --definida por él como “un mismo tono”-- puede también formar parte de los discursos reproducidos vocalmente.</text:p>
          </table:table-cell>
          <table:table-cell table:style-name="ce9" office:value-type="string" calcext:value-type="string">
            <text:p>ctrl R</text:p>
          </table:table-cell>
          <table:table-cell table:style-name="ce3" office:value-type="string" calcext:value-type="string">
            <text:p>l pregón no es un discurso reproducido por máquinas como el cartel y la gaceta, pero, como lo entiende ;;Rodríguez1828, la "monotonía" de la reproducción mecánica --definida por él como “un mismo tono”-- puede también formar parte de los discursos reproducidos vocalmente.</text:p>
          </table:table-cell>
        </table:table-row>
        <table:table-row table:style-name="ro5">
          <table:table-cell table:style-name="ce3" office:value-type="string" calcext:value-type="string">
            <text:p>El isocronismo, define brevemente Rodríguez en una nota al pie en 1828, es en principio “tiempos iguales”</text:p>
          </table:table-cell>
          <table:table-cell table:style-name="ce9" office:value-type="string" calcext:value-type="string">
            <text:p>Ctrl R</text:p>
          </table:table-cell>
          <table:table-cell table:style-name="ce3" office:value-type="string" calcext:value-type="string">
            <text:p>El isocronismo, define brevemente ;;Rodríguez1828 en una nota al pie en 1828, es en principio “tiempos iguales”</text:p>
          </table:table-cell>
        </table:table-row>
        <table:table-row table:style-name="ro1">
          <table:table-cell table:style-name="ce3" office:value-type="string" calcext:value-type="string">
            <text:p>¿Se ahorra papel en la música?... ¿ó se gasta todo el necesario, para ayudar al lector á descifrar los conceptos, que ha de expresar cantando ó tocando, en solo ó en concierto? &lt;¿1828?&gt;</text:p>
          </table:table-cell>
          <table:table-cell table:style-name="ce9" office:value-type="string" calcext:value-type="string">
            <text:p>Ctrl r</text:p>
          </table:table-cell>
          <table:table-cell table:style-name="ce3" office:value-type="string" calcext:value-type="string">
            <text:p>¿Se ahorra papel en la música?... ¿ó se gasta todo el necesario, para ayudar al lector á descifrar los conceptos, que ha de expresar cantando ó tocando, en solo ó en concierto? &lt;1834&gt;</text:p>
          </table:table-cell>
        </table:table-row>
        <table:table-row table:style-name="ro4">
          <table:table-cell table:style-name="ce3" office:value-type="string" calcext:value-type="string">
            <text:p>Me refiero a un conocido "cuadro" en la conclusión de *Luces*: [figura: ideas primero que letras]</text:p>
          </table:table-cell>
          <table:table-cell table:style-name="ce9" office:value-type="string" calcext:value-type="string">
            <text:p>Ctrl R</text:p>
          </table:table-cell>
          <table:table-cell table:style-name="ce3" office:value-type="string" calcext:value-type="string">
            <text:p>Me refiero a un conocido "cuadro" en la conclusión de *Luces*: [figura: ideas primero que letras]</text:p>
          </table:table-cell>
        </table:table-row>
        <table:table-row table:style-name="ro7">
          <table:table-cell table:style-name="ce3" office:value-type="string" calcext:value-type="string">
            <text:p>En la lista que elaboró para criticar los “medios de adquirir los conocimientos sociales”, el número 5 &lt;&lt;-cuántos debajo de criticar los "catecismitos"-&gt;&gt; era:</text:p>
          </table:table-cell>
          <table:table-cell table:style-name="ce9" office:value-type="string" calcext:value-type="string">
            <text:p>Ctrl R</text:p>
          </table:table-cell>
          <table:table-cell table:style-name="ce3" office:value-type="string" calcext:value-type="string">
            <text:p>En la lista que elaboró para criticar los “medios de adquirir los conocimientos sociales”, el número 5 &lt;&lt;-cuántos debajo de criticar los "catecismitos"-&gt;&gt; era:</text:p>
          </table:table-cell>
        </table:table-row>
        <table:table-row table:style-name="ro4">
          <table:table-cell table:style-name="ce7" office:value-type="string" calcext:value-type="string">
            <text:p>Particularmente en *Luces* &lt;buscar la primera mención y definir que cuando lo nombro sin año significa que me refiero a los dos&gt;, la intervención de Rodríguez se concentra en desmitificar el valor inmanente</text:p>
          </table:table-cell>
          <table:table-cell table:style-name="ce11" office:value-type="string" calcext:value-type="string">
            <text:p>INTERNO</text:p>
          </table:table-cell>
          <table:table-cell table:style-name="ce11"/>
        </table:table-row>
        <table:table-row table:style-name="ro4">
          <table:table-cell table:style-name="ce1" office:value-type="string" calcext:value-type="string">
            <text:p>Esa pauta tonal y rítmica es, en principio, el fundamento de su &lt;a.p.p&gt;</text:p>
          </table:table-cell>
          <table:table-cell office:value-type="string" calcext:value-type="string">
            <text:p>INTERNO</text:p>
          </table:table-cell>
          <table:table-cell office:value-type="string" calcext:value-type="string">
            <text:p>SUSTITUIR ARTE DE PINTAR PALABRAS POR A.P.P. EN TODOS LOS DOCUMENTOS</text:p>
          </table:table-cell>
        </table:table-row>
        <table:table-row table:style-name="ro5">
          <table:table-cell table:style-name="ce7" office:value-type="string" calcext:value-type="string">
            <text:p>Sarmiento fue además el primero en poner ese modelo en práctica a nivel nacional, como presidente de Argentina entre &lt;año y año&gt;.</text:p>
          </table:table-cell>
          <table:table-cell table:style-name="ce11" office:value-type="string" calcext:value-type="string">
            <text:p>INTERNO</text:p>
          </table:table-cell>
          <table:table-cell table:style-name="ce7" office:value-type="string" calcext:value-type="string">
            <text:p>Sarmiento fue además el primero en poner ese modelo en práctica a nivel nacional, como presidente de Argentina entre 1868 y 1874.</text:p>
          </table:table-cell>
        </table:table-row>
        <table:table-row table:style-name="ro5">
          <table:table-cell table:style-name="ce1" office:value-type="string" calcext:value-type="string">
            <text:p>Consideraciones que la &lt;vanguardia letrada&gt; acordaba dejar escapar, y/o evitar, en un consenso tal que alcanza un traductor anónimo en 1879. </text:p>
          </table:table-cell>
          <table:table-cell office:value-type="string" calcext:value-type="string">
            <text:p>INTERNO</text:p>
          </table:table-cell>
          <table:table-cell office:value-type="string" calcext:value-type="string">
            <text:p>SUSTITUIR VANGUARDIA LETRADA POR VANGUARDIA ILUSTRADA EN TODOS LOS DOCUMENTOS</text:p>
          </table:table-cell>
        </table:table-row>
        <table:table-row table:style-name="ro8">
          <table:table-cell table:style-name="ce7" office:value-type="string" calcext:value-type="string">
            <text:p>El "monstruo social" lo es, entonces, en el sentido más elemental de la monstruosidad: se trata de una situación en el que un cuerpo pertenece, al mismo tiempo, dos "naturalezas" diferentes, contradictorias y quiméricas: &lt;quimera 1&gt;, &lt;quimera 2&gt;, &lt;quimera 3&gt;. </text:p>
          </table:table-cell>
          <table:table-cell table:style-name="ce11" office:value-type="string" calcext:value-type="string">
            <text:p>INTERNO</text:p>
          </table:table-cell>
          <table:table-cell table:style-name="ce11" office:value-type="string" calcext:value-type="string">
            <text:p>El "monstruo social" lo es, entonces, en el sentido más elemental de la monstruosidad: se trata de una situación en el que un cuerpo pertenece, al mismo tiempo, dos "naturalezas" diferentes, contradictorias y quiméricas: es la vez ilustrado y bruto, bárbaro y civilizado, capaz de alucinar con la inteligencia perfecta de las máquinas, y de embrutecer a su sociedad con trabajos mecanizados</text:p>
          </table:table-cell>
        </table:table-row>
        <table:table-row table:style-name="ro9">
          <table:table-cell table:style-name="ce7" office:value-type="string" calcext:value-type="string">
            <text:p>Es decir, Marcoy tomó prestada del español la palabra que se usaba en casi toda Hispanoamérica para referirse a los establecimientos que &lt;&gt;. </text:p>
          </table:table-cell>
          <table:table-cell table:style-name="ce11" office:value-type="string" calcext:value-type="string">
            <text:p>kinsbrunerPettyCapitalismSpanish1987, jaikatejadasoriaPulperosPardosIndepeendence2011, carreraPulperosRuralesEntre</text:p>
          </table:table-cell>
          <table:table-cell table:style-name="ce11" office:value-type="string" calcext:value-type="string">
            <text:p>Es decir, Marcoy tomó prestada del español la palabra que se usaba en casi toda Hispanoamérica para referirse a los establecimientos que "[a]demás de un puesto de venta, constituía un lugar de consumo y recreación donde se podía comer, beber, cantar o practicar distintos juegos" [josemuzleraPulperia2022 pp]</text:p>
          </table:table-cell>
        </table:table-row>
        <table:table-row table:style-name="ro9">
          <table:table-cell table:style-name="ce7" office:value-type="string" calcext:value-type="string">
            <text:p>La censura es significativa, en tanto como indica &lt;&gt;, el pulpero y la pulpería fueron instancias límite de la vida social americana, donde confluían la Iglesia, el Estado, contrabandistas, bandoleros, y todas las razas y clases, alrededor del comercio. </text:p>
          </table:table-cell>
          <table:table-cell table:style-name="ce11" office:value-type="string" calcext:value-type="string">
            <text:p>kinsbrunerPettyCapitalismSpanish1987, jaikatejadasoriaPulperosPardosIndepeendence2011, carreraPulperosRuralesEntre</text:p>
          </table:table-cell>
          <table:table-cell table:style-name="ce11" office:value-type="string" calcext:value-type="string">
            <text:p>La censura es significativa, en tanto como indica jaikatejadasoriaPulperosPardosIndepeendence2011, el pulpero y la pulpería fueron instancias límite de la vida social americana, donde confluían la Iglesia, el Estado, contrabandistas, bandoleros, y todas las razas y clases, alrededor del comercio [pp]. </text:p>
          </table:table-cell>
        </table:table-row>
        <table:table-row table:style-name="ro10">
          <table:table-cell table:style-name="ce7" office:value-type="string" calcext:value-type="string">
            <text:p>estos establecimientos fueron la sede de un "petty capitalism", que en simultaneidad con el comercio de las grandes metrópolis, produjo dinámicas análogas: &lt;dinámicas&gt;. </text:p>
          </table:table-cell>
          <table:table-cell table:style-name="ce11" office:value-type="string" calcext:value-type="string">
            <text:p>kinsbrunerPettyCapitalismSpanish1987, jaikatejadasoriaPulperosPardosIndepeendence2011, carreraPulperosRuralesEntre</text:p>
          </table:table-cell>
          <table:table-cell table:style-name="ce11" office:value-type="string" calcext:value-type="string">
            <text:p>estos establecimientos fueron la sede de un "petty capitalism", que en simultaneidad aunque sin relación directa con el comercio de las grandes metrópolis, produjo dinámicas análogas. Y los pulperos fueron, de acuerdo a kinsbrunerPettyCapitalismSpanish1987, "capitalistas en pequeño" [*capitalist in a very small way*]": un concepto tomado de Fernand Braudel, para describir un tipo de práctica que se diferenciaba de las del capitalismo avanzado por su escala pero no por su sustancia [pp]. </text:p>
          </table:table-cell>
        </table:table-row>
        <table:table-row table:style-name="ro3">
          <table:table-cell table:style-name="ce3" office:value-type="string" calcext:value-type="string">
            <text:p>;;Lasarte Valcárcel interpreta el miedo de Rodríguez a una revolución popular como un índice de &lt;cita&gt; [pp]. </text:p>
          </table:table-cell>
          <table:table-cell table:style-name="ce9" office:value-type="string" calcext:value-type="string">
            <text:p>lasartevalcarcelLadoOscuroSimon2005</text:p>
          </table:table-cell>
          <table:table-cell table:style-name="ce9"/>
        </table:table-row>
        <table:table-row table:style-name="ro4">
          <table:table-cell table:style-name="ce7" office:value-type="string" calcext:value-type="string">
            <text:p>osé Martí pintó con estas palabras en su crónica "Un viaje a Venezuela" (&lt;año&gt;):</text:p>
          </table:table-cell>
          <table:table-cell table:style-name="ce11" office:value-type="string" calcext:value-type="string">
            <text:p>Nuestra América (antología Ayacucho, añadir a Zotero)</text:p>
          </table:table-cell>
          <table:table-cell table:style-name="ce7" office:value-type="string" calcext:value-type="string">
            <text:p>osé Martí pintó con estas palabras en su crónica "Un viaje a Venezuela" (circa 1881):</text:p>
          </table:table-cell>
        </table:table-row>
        <table:table-row table:style-name="ro7">
          <table:table-cell table:style-name="ce7" office:value-type="string" calcext:value-type="string">
            <text:p>Como Martí en &lt;año&gt;, Rodríguez usó a Venezuela como un espejo para mostrarle a América Latina la desproporción grotesca entre el lujo vanguardista</text:p>
          </table:table-cell>
          <table:table-cell table:style-name="ce11" office:value-type="string" calcext:value-type="string">
            <text:p>Nuestra América (antología Ayacucho, añadir a Zotero)</text:p>
          </table:table-cell>
          <table:table-cell table:style-name="ce7" office:value-type="string" calcext:value-type="string">
            <text:p>Como Martí en la década de 1880, Rodríguez usó a Venezuela como un espejo para mostrarle a América Latina la desproporción grotesca entre el lujo vanguardista</text:p>
          </table:table-cell>
        </table:table-row>
        <table:table-row table:style-name="ro4">
          <table:table-cell table:style-name="ce3" office:value-type="string" calcext:value-type="string">
            <text:p>Pero ni Andrés Bello y Juan García del Río cuando lo escribieron, ni &lt;el impresor&gt; cuando lo imprimió, podían imaginar la resonancia que el término "perfecta intelijencia de las máquinas" tendría en la conversación global de 2023. </text:p>
          </table:table-cell>
          <table:table-cell office:value-type="string" calcext:value-type="string">
            <text:p>RepertorioAmericanoOctubre1826</text:p>
          </table:table-cell>
          <table:table-cell/>
        </table:table-row>
        <table:table-row table:style-name="ro11">
          <table:table-cell table:style-name="ce7" office:value-type="string" calcext:value-type="string">
            <text:p>Como indica Susana ;;Rotker, el escrito de Rodríguez de 1794 forma parte de la etapa más conservadora de su pensamiento: &lt;cita&gt; [pp]. </text:p>
          </table:table-cell>
          <table:table-cell table:style-name="ce11" office:value-type="string" calcext:value-type="string">
            <text:p>rotkerBravoPuebloPoder2005</text:p>
          </table:table-cell>
          <table:table-cell table:style-name="ce7" office:value-type="string" calcext:value-type="string">
            <text:p>El escrito de Rodríguez de 1794 forma parte de la etapa más conservadora de su escritura: aboga abiertamente por la segregación, y estructura su discurso en función de los códigos morales del imperio español &lt;&lt;-cita-&gt;&gt;</text:p>
          </table:table-cell>
        </table:table-row>
        <table:table-row table:style-name="ro12">
          <table:table-cell table:style-name="ce7" office:value-type="string" calcext:value-type="string">
            <text:p>Rodríguez subraya la necesidad de una enseñanza "VERBAL" y de lecciones "CONFERENCIALES" como contraparte a un modo de formación basado en el consumo individual de materiales divulgativos, como el que promueve Sarmiento cuando asegura que "&lt;cita&gt;". </text:p>
          </table:table-cell>
          <table:table-cell table:style-name="ce11" office:value-type="string" calcext:value-type="string">
            <text:p>sarmientoEducacionPopular1849</text:p>
          </table:table-cell>
          <table:table-cell table:style-name="ce7" office:value-type="string" calcext:value-type="string">
            <text:p><text:span text:style-name="T1">Rodríguez subraya la necesidad de una enseñanza "VERBAL" y de lecciones "CONFERENCIALES" como contraparte a un modo de formación basado en el consumo individual de materiales divulgativos, como el que celebra ;;</text:span><text:span text:style-name="T2">sarmientoEducacionPopular1849</text:span> cuando asegura que "las fuerzas de producción se han decuplicado [en Estados Unidos] en comparación de la Europa misma, por la razón muy sencilla de que siendo todos capaces de leer y teniendo el hábito de recorrer los diarios, encuentran en ellos los avisos de cuanto invento útil se hace" [23]. </text:p>
          </table:table-cell>
        </table:table-row>
        <table:table-row table:style-name="ro13">
          <table:table-cell table:style-name="ce7" office:value-type="string" calcext:value-type="string">
            <text:p>Y más importante que esto: Rodríguez estaba familiarizado con las tácticas autónomas y orgánicas que las poblaciones racializadas --que equivalía a tres cuartos de la población en la provincia de Caracas-- habían desarrollado para desdibujar los límites del cerco letrado que las mantenían en el "exterior".</text:p>
          </table:table-cell>
          <table:table-cell table:style-name="ce11" office:value-type="string" calcext:value-type="string">
            <text:p>sorianoTidesRevolutionInformation2018</text:p>
          </table:table-cell>
          <table:table-cell table:style-name="ce7" office:value-type="string" calcext:value-type="string">
            <text:p><text:span text:style-name="T1">Y más importante que esto: Rodríguez estaba familiarizado con las tácticas autónomas y orgánicas que las poblaciones racializadas --que equivalía a tres cuartos de la población en la provincia de Caracas-- habían desarrollado para desdibujar los límites del cerco letrado que las mantenían en el "exterior" [</text:span><text:span text:style-name="T2">sorianoTidesRevolutionInformation2018 pp]</text:span></text:p>
          </table:table-cell>
        </table:table-row>
        <table:table-row table:style-name="ro14">
          <table:table-cell table:style-name="ce7" office:value-type="string" calcext:value-type="string">
            <text:p>Rousseau se posicionó respecto a la metafísica religiosa y el materialismo a veces de forma ambigua y a veces rígidamente aferrado a una razón trascendendente que sobredeterminaría los fenómenos materiales. Por un lado &lt;especificar&gt;. Pero también llegó a resistirse enérgicamente a admitir la inexistencia de un plan de trascendencia divino organizador de la realidad, y se llegó a "defender" de quienes lo definieron como "materialista" &lt;ref&gt;.</text:p>
          </table:table-cell>
          <table:table-cell table:style-name="ce11" office:value-type="string" calcext:value-type="string">
            <text:p>spectorRousseauDiderotMaterialism2019</text:p>
          </table:table-cell>
          <table:table-cell table:style-name="ce14" office:value-type="string" calcext:value-type="string">
            <text:p>Rousseau se posicionó respecto a la metafísica religiosa y el materialismo a veces de forma ambigua y a veces rígidamente aferrado a una razón trascendendente que sobredeterminaría los fenómenos materiales. Como recuerda Jared Holley, en sus *Confesiones* Rousseau mencionó un plan de publicar una obra llamada *El materialismo del hombre sabio*, aunque después tuvo la necesidad de aclarar que el público no debía ser “confundido por el título”, porque no era un “verdadero tratado sobre materialismo”. Por otra parte, en el *<text:span text:style-name="T3">Emilio* postula la necesidad de aceptar la “falta de interés de los dioses en asuntos humanos”</text:span><text:span text:style-name="T4">. Pero al mismo tiempo se resisitó enérgicamente a concebir la realidad privada de determinaciones trascendentes y divininas. Para él era sobre todo inconcebible un mundo ordenado por la necesidad [;;holleyRousseauRefinedEpicureanism2018 pp, ;;holleyRousseauReceptionEpicurean2019 pp].</text:span></text:p>
          </table:table-cell>
        </table:table-row>
        <table:table-row table:style-name="ro15">
          <table:table-cell table:style-name="ce7" office:value-type="string" calcext:value-type="string">
            <text:p>Como reconoce Manuel ;;UribeAngel en la crónica que lleva el "Juramento" a la imprenta por primera vez, su relación con Rodríguez se fundó en un intercambio implícito: él se presentaba una vez a la semana en casa de Uribe Ángel, Uribe Ángel lo alimentaba, y Rodríguez lo entretenía &lt;cita&gt;</text:p>
          </table:table-cell>
          <table:table-cell table:style-name="ce11" office:value-type="string" calcext:value-type="string">
            <text:p>uribeangelLibertadorSuAyo1884</text:p>
          </table:table-cell>
          <table:table-cell table:style-name="ce11" office:value-type="string" calcext:value-type="string">
            <text:p><text:span text:style-name="T1">Como reconoce Manuel ;;</text:span><text:span text:style-name="T2">uribeangelLibertadorSuAyo1884</text:span><text:span text:style-name="T5"> en la crónica que lleva el "Juramento" a la imprenta por primera vez, su relación con Rodríguez se fundó en un intercambio implícito: él se presentaba una vez a la semana en casa de Uribe Ángel, Uribe Ángel lo alimentaba, y Rodríguez lo entretenía. </text:span>"Yo no era rico,y él por su parte era supremamente pobre. Sin lujo y ostentación había en mi mesa lo suficiente para mí y aun sobraba para otro", cuenta el médico. Por otra parte, la contraprestación por lo que había en la mesa tampoco se oculta: "[s]ería largo referir el número de anécdotas, picares cas unas, filosóficas otras, é instructivas todas, que me fueron referidas por Don Simón Rodríguez" [72, 74]</text:p>
          </table:table-cell>
        </table:table-row>
        <table:table-row table:style-name="ro9">
          <table:table-cell table:style-name="ce7" office:value-type="string" calcext:value-type="string">
            <text:p>aunque pronunciado por una persona, el pregón es una de las formas de "monotonía" que Rodríguez encuentra transversal a todas las técnicas de distribución uniforme del discurso. &lt;cita monotonía&gt; Originada en la matriz de la letra impresa o simplemente legal, la monotonía se transmite</text:p>
          </table:table-cell>
          <table:table-cell table:style-name="ce11"/>
          <table:table-cell table:style-name="ce7" office:value-type="string" calcext:value-type="string">
            <text:p>aunque pronunciado por una persona, el pregón es una de las formas de "monotonía" que Rodríguez encuentra transversal a todas las técnicas de distribución uniforme del discurso. &lt;cita monotonía&gt; Originada en la matriz de la letra impresa o simplemente legal, la monotonía, que “adormece” con “un mismo tono” se transmite</text:p>
          </table:table-cell>
        </table:table-row>
        <table:table-row table:style-name="ro5">
          <table:table-cell table:style-name="ce7" office:value-type="string" calcext:value-type="string">
            <text:p>En este artículo se maneja con principios menos excluyentes que los que presentó en su discurso de 184&lt;?&gt;. </text:p>
          </table:table-cell>
          <table:table-cell table:style-name="ce11"/>
          <table:table-cell table:style-name="ce7" office:value-type="string" calcext:value-type="string">
            <text:p>En este artículo se maneja con principios menos excluyentes que los que presentó en su discurso de 1849. </text:p>
          </table:table-cell>
        </table:table-row>
        <table:table-row table:style-name="ro4">
          <table:table-cell table:style-name="ce7" office:value-type="string" calcext:value-type="string">
            <text:p>En este horizonte es de especial importancia un artículo publicado por Bello en &lt;1826&gt;</text:p>
          </table:table-cell>
          <table:table-cell table:style-name="ce11"/>
          <table:table-cell table:style-name="ce7" office:value-type="string" calcext:value-type="string">
            <text:p>En este horizonte es de especial importancia un artículo publicado por Bello en 1826</text:p>
          </table:table-cell>
        </table:table-row>
        <table:table-row table:style-name="ro4">
          <table:table-cell table:style-name="ce3" office:value-type="string" calcext:value-type="string">
            <text:p>en el primer número de su proyecto editorial *Repertorio americano* --cuyas circunstancias de publicación y adicionales paralelismos con la obra de Rodríguez detallaré en el próximo capítulo</text:p>
          </table:table-cell>
          <table:table-cell table:style-name="ce13" table:number-columns-repeated="2"/>
        </table:table-row>
        <table:table-row table:style-name="ro16" table:number-rows-repeated="1048543">
          <table:table-cell table:number-columns-repeated="3"/>
        </table:table-row>
        <table:table-row table:style-name="ro16">
          <table:table-cell table:number-columns-repeated="3"/>
        </table:table-row>
      </table:table>
      <table:named-expressions/>
      <table:database-ranges>
        <table:database-range table:name="__Anonymous_Sheet_DB__0" table:target-range-address="Sheet1.A1:Sheet1.C3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01:30:04.943350044</meta:creation-date>
    <dc:date>2023-06-13T13:58:52.462436796</dc:date>
    <meta:editing-duration>PT11H19M58S</meta:editing-duration>
    <meta:editing-cycles>13</meta:editing-cycles>
    <meta:generator>LibreOffice/7.4.6.2$Linux_X86_64 LibreOffice_project/40$Build-2</meta:generator>
    <meta:document-statistic meta:table-count="1" meta:cell-count="85" meta:object-count="0"/>
    <meta:user-defined meta:name="qrichtext">1</meta:user-defined>
  </office:meta>
</office:document-meta>
</file>